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PResourceLevel.AFPResourceLevel( int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ResourceLevel.isPrin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ResourceLevel.valueOf( String levelStrin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FPResourceLevel.equals( Object obj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FPResourceLevel.getExternalFil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ResourceLevel.isPage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ResourceLevel.setLevel( int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ResourceLevel.setExternalFilePath( String fil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ResourceLevel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FPResourceLevel.is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ResourceLevel.is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ResourceLevel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ResourceLevel.isIn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ResourceLevel.isEx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